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111111" draw:marker-start-width="0.355cm" draw:marker-end-width="0.355cm" draw:fill-color="#ffffff" draw:textarea-horizontal-align="justify" draw:textarea-vertical-align="middle" draw:auto-grow-height="false" fo:min-height="2.24cm" fo:min-width="2.45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111111" draw:marker-start-width="0.355cm" draw:marker-end-width="0.355cm" draw:fill-color="#ffffff" draw:textarea-horizontal-align="justify" draw:textarea-vertical-align="middle" draw:auto-grow-height="false" fo:min-height="2.24cm" fo:min-width="3.033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111111" draw:marker-start-width="0.355cm" draw:marker-end-width="0.355cm" draw:fill-color="#ffffff" draw:textarea-horizontal-align="justify" draw:textarea-vertical-align="middle" draw:auto-grow-height="false" fo:min-height="2.24cm" fo:min-width="2.322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008cm" fo:min-width="0.669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03cm" svg:height="2.54cm" svg:x="14.145cm" svg:y="4.792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83cm" svg:height="2.54cm" svg:x="5.594cm" svg:y="4.792cm">
          <text:p text:style-name="P1">PID 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872cm" svg:height="2.54cm" svg:x="10.212cm" svg:y="7.14cm">
          <text:p text:style-name="P1">Sensin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177cm" svg:y1="6.062cm" svg:x2="14.145cm" svg:y2="6.062cm" draw:start-shape="id1" draw:start-glue-point="1" draw:end-shape="id2" draw:end-glue-point="3" svg:d="M9177 6062h4968" svg:viewBox="0 0 4969 1">
          <text:p/>
        </draw:connector>
        <draw:connector draw:style-name="gr4" draw:text-style-name="P3" draw:layer="layout" svg:x1="10.212cm" svg:y1="8.41cm" svg:x2="3.323cm" svg:y2="6.951cm" draw:start-shape="id3" draw:start-glue-point="3" draw:end-shape="id4" draw:end-glue-point="8" svg:d="M10212 8410h-6889v-1459" svg:viewBox="0 0 6890 1460">
          <text:p/>
        </draw:connector>
        <draw:connector draw:style-name="gr4" draw:text-style-name="P3" draw:layer="layout" draw:line-skew="0.699cm" svg:x1="17.148cm" svg:y1="6.062cm" svg:x2="13.084cm" svg:y2="8.41cm" draw:start-shape="id2" draw:start-glue-point="1" draw:end-shape="id3" draw:end-glue-point="1" svg:d="M17148 6062h1224v2348h-5288" svg:viewBox="0 0 5289 2349">
          <text:p/>
        </draw:connector>
        <draw:custom-shape draw:style-name="gr5" draw:text-style-name="P5" xml:id="id4" draw:id="id4" draw:layer="layout" svg:width="1.651cm" svg:height="1.778cm" svg:x="2.497cm" svg:y="5.173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.148cm" svg:y1="6.062cm" svg:x2="5.594cm" svg:y2="6.062cm" draw:start-shape="id4" draw:start-glue-point="10" draw:end-shape="id1" draw:end-glue-point="3" svg:d="M4148 6062h1446" svg:viewBox="0 0 1447 1">
          <text:p/>
        </draw:connector>
        <draw:connector draw:style-name="gr4" draw:text-style-name="P3" draw:layer="layout" svg:x1="17.148cm" svg:y1="6.062cm" svg:x2="20.225cm" svg:y2="6.063cm" draw:start-shape="id2" draw:start-glue-point="1" svg:d="M17148 6062h1801v1h1276" svg:viewBox="0 0 3078 2">
          <text:p/>
        </draw:connector>
        <draw:connector draw:style-name="gr4" draw:text-style-name="P3" draw:layer="layout" svg:x1="1.242cm" svg:y1="6.063cm" svg:x2="2.497cm" svg:y2="6.062cm" draw:end-shape="id4" draw:end-glue-point="6" svg:d="M1242 6063h364v-1h891" svg:viewBox="0 0 1256 2">
          <text:p/>
        </draw:connector>
        <draw:frame draw:style-name="gr6" draw:text-style-name="P1" draw:layer="layout" svg:width="0.762cm" svg:height="0.838cm" svg:x="6.053cm" svg:y="8.4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0.762cm" svg:height="0.838cm" svg:x="18.153cm" svg:y="5.1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744cm" svg:height="0.752cm" svg:x="10.953cm" svg:y="5.182cm">
          <draw:object xlink:href="./Object 3" xlink:type="simple" xlink:show="embed" xlink:actuate="onLoad">
            <loext:p text:style-name="P1">
              <text:s/>
            </loext:p>
          </draw:object>
          <draw:image xlink:href="./ObjectReplacements/Object 3" xlink:type="simple" xlink:show="embed" xlink:actuate="onLoad"/>
        </draw:frame>
        <draw:frame draw:style-name="gr7" draw:text-style-name="P1" draw:layer="layout" svg:width="0.725cm" svg:height="0.752cm" svg:x="4.353cm" svg:y="5.182cm">
          <draw:object xlink:href="./Object 4" xlink:type="simple" xlink:show="embed" xlink:actuate="onLoad">
            <loext:p text:style-name="P1">
              <text:s/>
            </loext:p>
          </draw:object>
          <draw:image xlink:href="./ObjectReplacements/Object 4" xlink:type="simple" xlink:show="embed" xlink:actuate="onLoad"/>
        </draw:frame>
        <draw:frame draw:style-name="gr7" draw:text-style-name="P1" draw:layer="layout" svg:width="0.694cm" svg:height="0.752cm" svg:x="1.454cm" svg:y="5.182cm">
          <draw:object xlink:href="./Object 5" xlink:type="simple" xlink:show="embed" xlink:actuate="onLoad">
            <loext:p text:style-name="P1">
              <text:s/>
            </loext:p>
          </draw:object>
          <draw:image xlink:href="./ObjectReplacements/Object 5" xlink:type="simple" xlink:show="embed" xlink:actuate="onLoad"/>
        </draw:frame>
        <draw:frame draw:style-name="gr8" draw:text-style-name="P6" draw:layer="layout" svg:width="0.875cm" svg:height="0.962cm" svg:x="1.767cm" svg:y="5.978cm">
          <draw:text-box>
            <text:p>+</text:p>
          </draw:text-box>
        </draw:frame>
        <draw:frame draw:style-name="gr8" draw:text-style-name="P6" draw:layer="layout" svg:width="0.714cm" svg:height="0.962cm" svg:x="3.367cm" svg:y="6.678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17:33.081140247</meta:creation-date>
    <dc:date>2019-08-26T16:32:07.279448878</dc:date>
    <meta:editing-duration>PT14M34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

<file path=Object 1/content.xml><?xml version="1.0" encoding="utf-8"?>
<math xmlns="http://www.w3.org/1998/Math/MathML" display="block">
  <semantics>
    <mover accent="true">
      <msup>
        <mi>x</mi>
        <mi>t</mi>
      </msup>
      <mo stretchy="false">^</mo>
    </mover>
    <annotation encoding="StarMath 5.0">hat x^t
 </annotation>
  </semantics>
</math>
</file>

<file path=Object 2/content.xml><?xml version="1.0" encoding="utf-8"?>
<math xmlns="http://www.w3.org/1998/Math/MathML" display="block">
  <semantics>
    <mover accent="true">
      <msup>
        <mi>x</mi>
        <mi>t</mi>
      </msup>
      <mo stretchy="false">^</mo>
    </mover>
    <annotation encoding="StarMath 5.0">hat x^t
 </annotation>
  </semantics>
</math>
</file>

<file path=Object 3/content.xml><?xml version="1.0" encoding="utf-8"?>
<math xmlns="http://www.w3.org/1998/Math/MathML" display="block">
  <semantics>
    <msup>
      <mi>u</mi>
      <mi>t</mi>
    </msup>
    <annotation encoding="StarMath 5.0">u^t
 </annotation>
  </semantics>
</math>
</file>

<file path=Object 4/content.xml><?xml version="1.0" encoding="utf-8"?>
<math xmlns="http://www.w3.org/1998/Math/MathML" display="block">
  <semantics>
    <msup>
      <mi>e</mi>
      <mi>t</mi>
    </msup>
    <annotation encoding="StarMath 5.0">e^t
 </annotation>
  </semantics>
</math>
</file>

<file path=Object 5/content.xml><?xml version="1.0" encoding="utf-8"?>
<math xmlns="http://www.w3.org/1998/Math/MathML" display="block">
  <semantics>
    <msup>
      <mi>s</mi>
      <mi>t</mi>
    </msup>
    <annotation encoding="StarMath 5.0">s^t
 </annotation>
  </semantics>
</math>
</file>